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7in" svg:x="8.8138in" svg:y="3.0382in">
            <draw:object draw:notify-on-update-of-ranges="Sheet1.J2:Sheet1.J11 Sheet1.N1:Sheet1.N1 Sheet1.N2:Sheet1.N11 Sheet1.J2:Sheet1.J11 Sheet1.O1:Sheet1.O1 Sheet1.O2:Sheet1.O11 Sheet1.J2:Sheet1.J11 Sheet1.P1:Sheet1.P1 Sheet1.P2:Sheet1.P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Displacement</text:p>
          </table:table-cell>
          <table:covered-table-cell table:number-columns-repeated="2"/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-0.814155" calcext:value-type="float">
            <text:p>-0.814155</text:p>
          </table:table-cell>
          <table:table-cell office:value-type="float" office:value="-0.488256" calcext:value-type="float">
            <text:p>-0.488256</text:p>
          </table:table-cell>
          <table:table-cell office:value-type="float" office:value="11.0383" calcext:value-type="float">
            <text:p>11.0383</text:p>
          </table:table-cell>
          <table:table-cell table:formula="of:=ABS([.K2])" office:value-type="float" office:value="0.814155" calcext:value-type="float">
            <text:p>0.814155</text:p>
          </table:table-cell>
          <table:table-cell table:formula="of:=ABS([.M2])" office:value-type="float" office:value="11.0383" calcext:value-type="float">
            <text:p>11.0383</text:p>
          </table:table-cell>
          <table:table-cell table:formula="of:=-1*[.M2]" office:value-type="float" office:value="-11.0383" calcext:value-type="float">
            <text:p>-11.0383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-23.56" calcext:value-type="float">
            <text:p>-23.56</text:p>
          </table:table-cell>
          <table:table-cell office:value-type="float" office:value="-13.603" calcext:value-type="float">
            <text:p>-13.603</text:p>
          </table:table-cell>
          <table:table-cell office:value-type="float" office:value="53.4654" calcext:value-type="float">
            <text:p>53.4654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-2.96148" calcext:value-type="float">
            <text:p>-2.96148</text:p>
          </table:table-cell>
          <table:table-cell office:value-type="float" office:value="-1.7712" calcext:value-type="float">
            <text:p>-1.7712</text:p>
          </table:table-cell>
          <table:table-cell office:value-type="float" office:value="20.854" calcext:value-type="float">
            <text:p>20.854</text:p>
          </table:table-cell>
          <table:table-cell table:formula="of:=ABS([.K3])" office:value-type="float" office:value="2.96148" calcext:value-type="float">
            <text:p>2.96148</text:p>
          </table:table-cell>
          <table:table-cell table:formula="of:=ABS([.M3])" office:value-type="float" office:value="20.854" calcext:value-type="float">
            <text:p>20.854</text:p>
          </table:table-cell>
          <table:table-cell table:formula="of:=-1*[.M3]" office:value-type="float" office:value="-20.854" calcext:value-type="float">
            <text:p>-20.854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-23.5581" calcext:value-type="float">
            <text:p>-23.5581</text:p>
          </table:table-cell>
          <table:table-cell office:value-type="float" office:value="-13.5978" calcext:value-type="float">
            <text:p>-13.5978</text:p>
          </table:table-cell>
          <table:table-cell office:value-type="float" office:value="53.4353" calcext:value-type="float">
            <text:p>53.4353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-5.83473" calcext:value-type="float">
            <text:p>-5.83473</text:p>
          </table:table-cell>
          <table:table-cell office:value-type="float" office:value="-3.47624" calcext:value-type="float">
            <text:p>-3.47624</text:p>
          </table:table-cell>
          <table:table-cell office:value-type="float" office:value="28.898" calcext:value-type="float">
            <text:p>28.898</text:p>
          </table:table-cell>
          <table:table-cell table:formula="of:=ABS([.K4])" office:value-type="float" office:value="5.83473" calcext:value-type="float">
            <text:p>5.83473</text:p>
          </table:table-cell>
          <table:table-cell table:formula="of:=ABS([.M4])" office:value-type="float" office:value="28.898" calcext:value-type="float">
            <text:p>28.898</text:p>
          </table:table-cell>
          <table:table-cell table:formula="of:=-1*[.M4]" office:value-type="float" office:value="-28.898" calcext:value-type="float">
            <text:p>-28.89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240" calcext:value-type="float">
            <text:p>240</text:p>
          </table:table-cell>
          <table:table-cell office:value-type="float" office:value="-8.92221" calcext:value-type="float">
            <text:p>-8.92221</text:p>
          </table:table-cell>
          <table:table-cell office:value-type="float" office:value="-5.29221" calcext:value-type="float">
            <text:p>-5.29221</text:p>
          </table:table-cell>
          <table:table-cell office:value-type="float" office:value="35.2381" calcext:value-type="float">
            <text:p>35.2381</text:p>
          </table:table-cell>
          <table:table-cell table:formula="of:=ABS([.K5])" office:value-type="float" office:value="8.92221" calcext:value-type="float">
            <text:p>8.92221</text:p>
          </table:table-cell>
          <table:table-cell table:formula="of:=ABS([.M5])" office:value-type="float" office:value="35.2381" calcext:value-type="float">
            <text:p>35.2381</text:p>
          </table:table-cell>
          <table:table-cell table:formula="of:=-1*[.M5]" office:value-type="float" office:value="-35.2381" calcext:value-type="float">
            <text:p>-35.2381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CV</text:p>
          </table:table-cell>
          <table:table-cell table:style-name="Default" office:value-type="string" calcext:value-type="string">
            <text:p>Elem Size</text:p>
          </table:table-cell>
          <table:table-cell table:style-name="Default"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ez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1.9313" calcext:value-type="float">
            <text:p>-11.9313</text:p>
          </table:table-cell>
          <table:table-cell office:value-type="float" office:value="-7.04419" calcext:value-type="float">
            <text:p>-7.04419</text:p>
          </table:table-cell>
          <table:table-cell office:value-type="float" office:value="40.1894" calcext:value-type="float">
            <text:p>40.1894</text:p>
          </table:table-cell>
          <table:table-cell table:formula="of:=ABS([.K6])" office:value-type="float" office:value="11.9313" calcext:value-type="float">
            <text:p>11.9313</text:p>
          </table:table-cell>
          <table:table-cell table:formula="of:=ABS([.M6])" office:value-type="float" office:value="40.1894" calcext:value-type="float">
            <text:p>40.1894</text:p>
          </table:table-cell>
          <table:table-cell table:formula="of:=-1*[.M6]" office:value-type="float" office:value="-40.1894" calcext:value-type="float">
            <text:p>-40.1894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78.5398/[.A7]" office:value-type="float" office:value="15.70796" calcext:value-type="float">
            <text:p>15.70796</text:p>
          </table:table-cell>
          <table:table-cell office:value-type="float" office:value="-23.4855" calcext:value-type="float">
            <text:p>-23.4855</text:p>
          </table:table-cell>
          <table:table-cell office:value-type="float" office:value="-13.4313" calcext:value-type="float">
            <text:p>-13.4313</text:p>
          </table:table-cell>
          <table:table-cell office:value-type="float" office:value="52.4733" calcext:value-type="float">
            <text:p>52.4733</text:p>
          </table:table-cell>
          <table:table-cell table:style-name="Default" table:formula="of:=ABS(([.C7]-[.C11])/[.C11])" office:value-type="float" office:value="0.00317906317380008" calcext:value-type="float">
            <text:p>0.0031790631738</text:p>
          </table:table-cell>
          <table:table-cell table:formula="of:=ABS(([.D7]-[.D11])/[.D11])" office:value-type="float" office:value="0.0127020530575342" calcext:value-type="float">
            <text:p>0.012702053057534</text:p>
          </table:table-cell>
          <table:table-cell table:formula="of:=ABS(([.E7]-53.4715)/53.4715)" office:value-type="float" office:value="0.0186678885013511" calcext:value-type="float">
            <text:p>0.01866788850135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-14.7331" calcext:value-type="float">
            <text:p>-14.7331</text:p>
          </table:table-cell>
          <table:table-cell office:value-type="float" office:value="-8.6577" calcext:value-type="float">
            <text:p>-8.6577</text:p>
          </table:table-cell>
          <table:table-cell office:value-type="float" office:value="44.0814" calcext:value-type="float">
            <text:p>44.0814</text:p>
          </table:table-cell>
          <table:table-cell table:formula="of:=ABS([.K7])" office:value-type="float" office:value="14.7331" calcext:value-type="float">
            <text:p>14.7331</text:p>
          </table:table-cell>
          <table:table-cell table:formula="of:=ABS([.M7])" office:value-type="float" office:value="44.0814" calcext:value-type="float">
            <text:p>44.0814</text:p>
          </table:table-cell>
          <table:table-cell table:formula="of:=-1*[.M7]" office:value-type="float" office:value="-44.0814" calcext:value-type="float">
            <text:p>-44.0814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78.5398/[.A8]" office:value-type="float" office:value="7.85398" calcext:value-type="float">
            <text:p>7.85398</text:p>
          </table:table-cell>
          <table:table-cell office:value-type="float" office:value="-23.5438" calcext:value-type="float">
            <text:p>-23.5438</text:p>
          </table:table-cell>
          <table:table-cell office:value-type="float" office:value="-13.5616" calcext:value-type="float">
            <text:p>-13.5616</text:p>
          </table:table-cell>
          <table:table-cell office:value-type="float" office:value="53.2247" calcext:value-type="float">
            <text:p>53.2247</text:p>
          </table:table-cell>
          <table:table-cell table:style-name="Default" table:formula="of:=ABS(([.C8]-[.C11])/[.C11])" office:value-type="float" office:value="0.000704572078572537" calcext:value-type="float">
            <text:p>0.000704572078573</text:p>
          </table:table-cell>
          <table:table-cell table:formula="of:=ABS(([.D8]-[.D11])/[.D11])" office:value-type="float" office:value="0.00312405818834031" calcext:value-type="float">
            <text:p>0.00312405818834</text:p>
          </table:table-cell>
          <table:table-cell table:formula="of:=ABS(([.E8]-53.4715)/53.4715)" office:value-type="float" office:value="0.00461554285928018" calcext:value-type="float">
            <text:p>0.00461554285928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-17.2877" calcext:value-type="float">
            <text:p>-17.2877</text:p>
          </table:table-cell>
          <table:table-cell office:value-type="float" office:value="-10.1123" calcext:value-type="float">
            <text:p>-10.1123</text:p>
          </table:table-cell>
          <table:table-cell office:value-type="float" office:value="47.1818" calcext:value-type="float">
            <text:p>47.1818</text:p>
          </table:table-cell>
          <table:table-cell table:formula="of:=ABS([.K8])" office:value-type="float" office:value="17.2877" calcext:value-type="float">
            <text:p>17.2877</text:p>
          </table:table-cell>
          <table:table-cell table:formula="of:=ABS([.M8])" office:value-type="float" office:value="47.1818" calcext:value-type="float">
            <text:p>47.1818</text:p>
          </table:table-cell>
          <table:table-cell table:formula="of:=-1*[.M8]" office:value-type="float" office:value="-47.1818" calcext:value-type="float">
            <text:p>-47.1818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8.5398/[.A9]" office:value-type="float" office:value="3.92699" calcext:value-type="float">
            <text:p>3.92699</text:p>
          </table:table-cell>
          <table:table-cell office:value-type="float" office:value="-23.5566" calcext:value-type="float">
            <text:p>-23.5566</text:p>
          </table:table-cell>
          <table:table-cell office:value-type="float" office:value="-13.5936" calcext:value-type="float">
            <text:p>-13.5936</text:p>
          </table:table-cell>
          <table:table-cell office:value-type="float" office:value="53.4127" calcext:value-type="float">
            <text:p>53.4127</text:p>
          </table:table-cell>
          <table:table-cell table:style-name="Default" table:formula="of:=ABS(([.C9]-[.C11])/[.C11])" office:value-type="float" office:value="0.000161287584251617" calcext:value-type="float">
            <text:p>0.000161287584252</text:p>
          </table:table-cell>
          <table:table-cell table:formula="of:=ABS(([.D9]-[.D11])/[.D11])" office:value-type="float" office:value="0.000771826140648804" calcext:value-type="float">
            <text:p>0.000771826140649</text:p>
          </table:table-cell>
          <table:table-cell table:formula="of:=ABS(([.E9]-53.4715)/53.4715)" office:value-type="float" office:value="0.00109965121606833" calcext:value-type="float">
            <text:p>0.00109965121606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-19.5971" calcext:value-type="float">
            <text:p>-19.5971</text:p>
          </table:table-cell>
          <table:table-cell office:value-type="float" office:value="-11.412" calcext:value-type="float">
            <text:p>-11.412</text:p>
          </table:table-cell>
          <table:table-cell office:value-type="float" office:value="49.6904" calcext:value-type="float">
            <text:p>49.6904</text:p>
          </table:table-cell>
          <table:table-cell table:formula="of:=ABS([.K9])" office:value-type="float" office:value="19.5971" calcext:value-type="float">
            <text:p>19.5971</text:p>
          </table:table-cell>
          <table:table-cell table:formula="of:=ABS([.M9])" office:value-type="float" office:value="49.6904" calcext:value-type="float">
            <text:p>49.6904</text:p>
          </table:table-cell>
          <table:table-cell table:formula="of:=-1*[.M9]" office:value-type="float" office:value="-49.6904" calcext:value-type="float">
            <text:p>-49.6904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78.5398/[.A10]" office:value-type="float" office:value="1.963495" calcext:value-type="float">
            <text:p>1.963495</text:p>
          </table:table-cell>
          <table:table-cell office:value-type="float" office:value="-23.5597" calcext:value-type="float">
            <text:p>-23.5597</text:p>
          </table:table-cell>
          <table:table-cell office:value-type="float" office:value="-13.6021" calcext:value-type="float">
            <text:p>-13.6021</text:p>
          </table:table-cell>
          <table:table-cell office:value-type="float" office:value="53.4597" calcext:value-type="float">
            <text:p>53.4597</text:p>
          </table:table-cell>
          <table:table-cell table:style-name="Default" table:formula="of:=ABS(([.C10]-[.C11])/[.C11])" office:value-type="float" office:value="0.0000297108707832601" calcext:value-type="float">
            <text:p>2.97108707832601E-05</text:p>
          </table:table-cell>
          <table:table-cell table:formula="of:=ABS(([.D10]-[.D11])/[.D11])" office:value-type="float" office:value="0.000147014502980768" calcext:value-type="float">
            <text:p>0.000147014502981</text:p>
          </table:table-cell>
          <table:table-cell table:formula="of:=ABS(([.E10]-53.4715)/53.4715)" office:value-type="float" office:value="0.000220678305265439" calcext:value-type="float">
            <text:p>0.000220678305265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-21.68" calcext:value-type="float">
            <text:p>-21.68</text:p>
          </table:table-cell>
          <table:table-cell office:value-type="float" office:value="-12.5705" calcext:value-type="float">
            <text:p>-12.5705</text:p>
          </table:table-cell>
          <table:table-cell office:value-type="float" office:value="51.7519" calcext:value-type="float">
            <text:p>51.7519</text:p>
          </table:table-cell>
          <table:table-cell table:formula="of:=ABS([.K10])" office:value-type="float" office:value="21.68" calcext:value-type="float">
            <text:p>21.68</text:p>
          </table:table-cell>
          <table:table-cell table:formula="of:=ABS([.M10])" office:value-type="float" office:value="51.7519" calcext:value-type="float">
            <text:p>51.7519</text:p>
          </table:table-cell>
          <table:table-cell table:formula="of:=-1*[.M10]" office:value-type="float" office:value="-51.7519" calcext:value-type="float">
            <text:p>-51.7519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78.5398/[.A11]" office:value-type="float" office:value="0.9817475" calcext:value-type="float">
            <text:p>0.9817475</text:p>
          </table:table-cell>
          <table:table-cell office:value-type="float" office:value="-23.5604" calcext:value-type="float">
            <text:p>-23.5604</text:p>
          </table:table-cell>
          <table:table-cell office:value-type="float" office:value="-13.6041" calcext:value-type="float">
            <text:p>-13.6041</text:p>
          </table:table-cell>
          <table:table-cell office:value-type="float" office:value="53.4715" calcext:value-type="float">
            <text:p>53.47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BS(([.E11]-53.4715)/53.4715)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-23.5604" calcext:value-type="float">
            <text:p>-23.5604</text:p>
          </table:table-cell>
          <table:table-cell office:value-type="float" office:value="-13.6041" calcext:value-type="float">
            <text:p>-13.6041</text:p>
          </table:table-cell>
          <table:table-cell office:value-type="float" office:value="53.4715" calcext:value-type="float">
            <text:p>53.4715</text:p>
          </table:table-cell>
          <table:table-cell table:formula="of:=ABS([.K11])" office:value-type="float" office:value="23.5604" calcext:value-type="float">
            <text:p>23.5604</text:p>
          </table:table-cell>
          <table:table-cell table:formula="of:=ABS([.M11])" office:value-type="float" office:value="53.4715" calcext:value-type="float">
            <text:p>53.4715</text:p>
          </table:table-cell>
          <table:table-cell table:formula="of:=-1*[.M11]" office:value-type="float" office:value="-53.4715" calcext:value-type="float">
            <text:p>-53.4715</text:p>
          </table:table-cell>
          <table:table-cell table:number-columns-repeated="100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2">
          <table:table-cell table:style-name="ce5" office:value-type="string" calcext:value-type="string" table:number-columns-spanned="4" table:number-rows-spanned="1">
            <text:p>Mesh Convergence</text:p>
          </table:table-cell>
          <table:covered-table-cell table:number-columns-repeated="3"/>
        </table:table-row>
        <table:table-row table:style-name="ro2">
          <table:table-cell table:style-name="Default" office:value-type="string" calcext:value-type="string">
            <text:p>Elem Size</text:p>
          </table:table-cell>
          <table:table-cell office:value-type="string" calcext:value-type="string">
            <text:p>Error x-disp</text:p>
          </table:table-cell>
          <table:table-cell office:value-type="string" calcext:value-type="string">
            <text:p>Error y-disp</text:p>
          </table:table-cell>
          <table:table-cell office:value-type="string" calcext:value-type="string">
            <text:p>Error z-disp</text:p>
          </table:table-cell>
        </table:table-row>
        <table:table-row table:style-name="ro1">
          <table:table-cell office:value-type="float" office:value="15.70796" calcext:value-type="float">
            <text:p>15.70796</text:p>
          </table:table-cell>
          <table:table-cell office:value-type="float" office:value="0.00317906317380008" calcext:value-type="float">
            <text:p>0.0031790631738</text:p>
          </table:table-cell>
          <table:table-cell office:value-type="float" office:value="0.0127020530575342" calcext:value-type="float">
            <text:p>0.012702053057534</text:p>
          </table:table-cell>
          <table:table-cell office:value-type="float" office:value="0.0186678885013511" calcext:value-type="float">
            <text:p>0.018667888501351</text:p>
          </table:table-cell>
        </table:table-row>
        <table:table-row table:style-name="ro1">
          <table:table-cell office:value-type="float" office:value="7.85398" calcext:value-type="float">
            <text:p>7.85398</text:p>
          </table:table-cell>
          <table:table-cell office:value-type="float" office:value="0.000704572078572537" calcext:value-type="float">
            <text:p>0.000704572078573</text:p>
          </table:table-cell>
          <table:table-cell office:value-type="float" office:value="0.00312405818834031" calcext:value-type="float">
            <text:p>0.00312405818834</text:p>
          </table:table-cell>
          <table:table-cell office:value-type="float" office:value="0.00461554285928018" calcext:value-type="float">
            <text:p>0.00461554285928</text:p>
          </table:table-cell>
        </table:table-row>
        <table:table-row table:style-name="ro1">
          <table:table-cell office:value-type="float" office:value="3.92699" calcext:value-type="float">
            <text:p>3.92699</text:p>
          </table:table-cell>
          <table:table-cell office:value-type="float" office:value="0.000161287584251617" calcext:value-type="float">
            <text:p>0.000161287584252</text:p>
          </table:table-cell>
          <table:table-cell office:value-type="float" office:value="0.000771826140648804" calcext:value-type="float">
            <text:p>0.000771826140649</text:p>
          </table:table-cell>
          <table:table-cell office:value-type="float" office:value="0.00109965121606833" calcext:value-type="float">
            <text:p>0.001099651216068</text:p>
          </table:table-cell>
        </table:table-row>
        <table:table-row table:style-name="ro1">
          <table:table-cell office:value-type="float" office:value="1.963495" calcext:value-type="float">
            <text:p>1.963495</text:p>
          </table:table-cell>
          <table:table-cell office:value-type="float" office:value="0.0000297108707832601" calcext:value-type="float">
            <text:p>2.97108707832601E-05</text:p>
          </table:table-cell>
          <table:table-cell office:value-type="float" office:value="0.000147014502980768" calcext:value-type="float">
            <text:p>0.000147014502981</text:p>
          </table:table-cell>
          <table:table-cell office:value-type="float" office:value="0.000220678305265439" calcext:value-type="float">
            <text:p>0.000220678305265</text:p>
          </table:table-cell>
        </table:table-row>
        <table:table-row table:style-name="ro1">
          <table:table-cell office:value-type="float" office:value="0.9817475" calcext:value-type="float">
            <text:p>0.9817475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1:51:08.171668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0:42:29.740577179</meta:creation-date>
    <meta:generator>LibreOffice/6.4.7.2$Linux_X86_64 LibreOffice_project/40$Build-2</meta:generator>
    <dc:date>2021-06-20T22:04:14.376666426</dc:date>
    <meta:editing-duration>PT34M28S</meta:editing-duration>
    <meta:editing-cycles>5</meta:editing-cycles>
    <meta:document-statistic meta:table-count="2" meta:cell-count="1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5cm" xlink:href=".." xlink:type="simple" chart:class="chart:scatter" chart:style-name="ch1">
        <chart:legend chart:legend-position="end" svg:x="14.42cm" svg:y="3.686cm" style:legend-expansion="high" chart:style-name="ch2"/>
        <chart:plot-area chart:style-name="ch3" table:cell-range-address="Sheet1.J2:Sheet1.J11 Sheet1.N1:Sheet1.P11" chart:data-source-has-labels="row" svg:x="0.319cm" svg:y="0.179cm" svg:width="13.782cm" svg:height="8.627cm">
          <chartooo:coordinate-region svg:x="1.078cm" svg:y="0.381cm" svg:width="12.735cm" svg:height="8.2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11" chart:label-cell-address="Sheet1.N1:Sheet1.N1" chart:class="chart:scatter">
            <chart:domain table:cell-range-address="Sheet1.J2:Sheet1.J11"/>
            <chart:data-point chart:repeated="10"/>
          </chart:series>
          <chart:series chart:style-name="ch7" chart:values-cell-range-address="Sheet1.O2:Sheet1.O11" chart:label-cell-address="Sheet1.O1:Sheet1.O1" chart:class="chart:scatter">
            <chart:data-point chart:repeated="10"/>
          </chart:series>
          <chart:series chart:style-name="ch8" chart:values-cell-range-address="Sheet1.P2:Sheet1.P11" chart:label-cell-address="Sheet1.P1:Sheet1.P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X</text:p>
                <draw:g>
                  <svg:desc>Sheet1.N1:Sheet1.N1</svg:desc>
                </draw:g>
              </table:table-cell>
              <table:table-cell office:value-type="string">
                <text:p>Y</text:p>
                <draw:g>
                  <svg:desc>Sheet1.O1:Sheet1.O1</svg:desc>
                </draw:g>
              </table:table-cell>
              <table:table-cell office:value-type="string">
                <text:p>Z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J2:Sheet1.J11</svg:desc>
                </draw:g>
              </table:table-cell>
              <table:table-cell office:value-type="float" office:value="0.814155">
                <text:p>0.814155</text:p>
                <draw:g>
                  <svg:desc>Sheet1.N2:Sheet1.N11</svg:desc>
                </draw:g>
              </table:table-cell>
              <table:table-cell office:value-type="float" office:value="11.0383">
                <text:p>11.0383</text:p>
                <draw:g>
                  <svg:desc>Sheet1.O2:Sheet1.O11</svg:desc>
                </draw:g>
              </table:table-cell>
              <table:table-cell office:value-type="float" office:value="-11.0383">
                <text:p>-11.0383</text:p>
                <draw:g>
                  <svg:desc>Sheet1.P2:Sheet1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.96148">
                <text:p>2.96148</text:p>
              </table:table-cell>
              <table:table-cell office:value-type="float" office:value="20.854">
                <text:p>20.854</text:p>
              </table:table-cell>
              <table:table-cell office:value-type="float" office:value="-20.854">
                <text:p>-20.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5.83473">
                <text:p>5.83473</text:p>
              </table:table-cell>
              <table:table-cell office:value-type="float" office:value="28.898">
                <text:p>28.898</text:p>
              </table:table-cell>
              <table:table-cell office:value-type="float" office:value="-28.898">
                <text:p>-28.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8.92221">
                <text:p>8.92221</text:p>
              </table:table-cell>
              <table:table-cell office:value-type="float" office:value="35.2381">
                <text:p>35.2381</text:p>
              </table:table-cell>
              <table:table-cell office:value-type="float" office:value="-35.2381">
                <text:p>-35.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1.9313">
                <text:p>11.9313</text:p>
              </table:table-cell>
              <table:table-cell office:value-type="float" office:value="40.1894">
                <text:p>40.1894</text:p>
              </table:table-cell>
              <table:table-cell office:value-type="float" office:value="-40.1894">
                <text:p>-40.1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14.7331">
                <text:p>14.7331</text:p>
              </table:table-cell>
              <table:table-cell office:value-type="float" office:value="44.0814">
                <text:p>44.0814</text:p>
              </table:table-cell>
              <table:table-cell office:value-type="float" office:value="-44.0814">
                <text:p>-44.0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17.2877">
                <text:p>17.2877</text:p>
              </table:table-cell>
              <table:table-cell office:value-type="float" office:value="47.1818">
                <text:p>47.1818</text:p>
              </table:table-cell>
              <table:table-cell office:value-type="float" office:value="-47.1818">
                <text:p>-47.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0">
                <text:p>480</text:p>
              </table:table-cell>
              <table:table-cell office:value-type="float" office:value="19.5971">
                <text:p>19.5971</text:p>
              </table:table-cell>
              <table:table-cell office:value-type="float" office:value="49.6904">
                <text:p>49.6904</text:p>
              </table:table-cell>
              <table:table-cell office:value-type="float" office:value="-49.6904">
                <text:p>-49.6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">
                <text:p>540</text:p>
              </table:table-cell>
              <table:table-cell office:value-type="float" office:value="21.68">
                <text:p>21.68</text:p>
              </table:table-cell>
              <table:table-cell office:value-type="float" office:value="51.7519">
                <text:p>51.7519</text:p>
              </table:table-cell>
              <table:table-cell office:value-type="float" office:value="-51.7519">
                <text:p>-51.7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23.5604">
                <text:p>23.5604</text:p>
              </table:table-cell>
              <table:table-cell office:value-type="float" office:value="53.4715">
                <text:p>53.4715</text:p>
              </table:table-cell>
              <table:table-cell office:value-type="float" office:value="-53.4715">
                <text:p>-53.4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